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70">
            <text:p>SUERC-49870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310.0">
            <text:p>6310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8">
            <text:p>-1.08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2">
            <text:p>SRR-1422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890.0">
            <text:p>48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1">
            <text:p>SRR-1421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20.0">
            <text:p>47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5">
            <text:p>1.65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InnesFrank1988,ShennanEtal2018">
            <text:p>InnesFrank1988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0">
            <text:p>SRR-142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810.0">
            <text:p>2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900">
            <text:p>SUERC-4990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96.0">
            <text:p>4796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699">
            <text:p>SRR-3699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2810.0">
            <text:p>28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0">
            <text:p>SRR-3700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4405.0">
            <text:p>44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1">
            <text:p>SRR-3701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5010.0">
            <text:p>50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2">
            <text:p>-0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2">
            <text:p>SRR-3702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6555.0">
            <text:p>655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7">
            <text:p>-1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3">
            <text:p>SRR-3703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030.0">
            <text:p>70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6">
            <text:p>SRR-3846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3560.0">
            <text:p>35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7">
            <text:p>SRR-3847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5285.0">
            <text:p>52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8">
            <text:p>SRR-3848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180.0">
            <text:p>61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14">
            <text:p>SUERC-30014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505.0">
            <text:p>250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7">
            <text:p>2.37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10">
            <text:p>SUERC-3001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5940.0">
            <text:p>59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71">
            <text:p>SUERC-49871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420.0">
            <text:p>6420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08">
            <text:p>SUERC-30008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90.0">
            <text:p>47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69">
            <text:p>SUERC-49869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209.0">
            <text:p>6209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3">
            <text:p>-1.03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68B">
            <text:p>IGS-68B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615.0">
            <text:p>12615.0</text:p>
          </table:table-cell>
          <table:table-cell office:value-type="float" office:value="230.0">
            <text:p>2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68A">
            <text:p>IGS-68A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125.0">
            <text:p>12125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7">
            <text:p>AA-24217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6525.0">
            <text:p>652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3">
            <text:p>-2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8">
            <text:p>AA-24218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635.0">
            <text:p>663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9">
            <text:p>AA-24219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7110.0">
            <text:p>71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0">
            <text:p>AA-24220</text:p>
          </table:table-cell>
          <table:table-cell office:value-type="float" office:value="55.4">
            <text:p>55.4</text:p>
          </table:table-cell>
          <table:table-cell office:value-type="float" office:value="-1.61">
            <text:p>-1.61</text:p>
          </table:table-cell>
          <table:table-cell office:value-type="float" office:value="7650.0">
            <text:p>765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30">
            <text:p>AA-24230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135.0">
            <text:p>713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7">
            <text:p>-3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9">
            <text:p>AA-24229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615.0">
            <text:p>761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8">
            <text:p>AA-24228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3120.0">
            <text:p>31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2">
            <text:p>-0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7">
            <text:p>AA-24227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5720.0">
            <text:p>57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1">
            <text:p>AA-24221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905.0">
            <text:p>790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9">
            <text:p>-4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09">
            <text:p>SUERC-30009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675.0">
            <text:p>46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3892">
            <text:p>AA-23892</text:p>
          </table:table-cell>
          <table:table-cell office:value-type="float" office:value="55.33">
            <text:p>55.33</text:p>
          </table:table-cell>
          <table:table-cell office:value-type="float" office:value="-1.55">
            <text:p>-1.55</text:p>
          </table:table-cell>
          <table:table-cell office:value-type="float" office:value="6870.0">
            <text:p>687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2">
            <text:p>AA-24222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880.0">
            <text:p>788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4086">
            <text:p>SUERC-54086</text:p>
          </table:table-cell>
          <table:table-cell office:value-type="float" office:value="55.25">
            <text:p>55.25</text:p>
          </table:table-cell>
          <table:table-cell office:value-type="float" office:value="-1.56">
            <text:p>-1.56</text:p>
          </table:table-cell>
          <table:table-cell office:value-type="float" office:value="6006.0">
            <text:p>6006.0</text:p>
          </table:table-cell>
          <table:table-cell office:value-type="float" office:value="27.0">
            <text:p>2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6">
            <text:p>-1.46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7617">
            <text:p>AA-27617</text:p>
          </table:table-cell>
          <table:table-cell office:value-type="float" office:value="55.4">
            <text:p>55.4</text:p>
          </table:table-cell>
          <table:table-cell office:value-type="float" office:value="-1.61">
            <text:p>-1.61</text:p>
          </table:table-cell>
          <table:table-cell office:value-type="float" office:value="7885.0">
            <text:p>788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2">
            <text:p>-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2663">
            <text:p>AA-22663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280.0">
            <text:p>32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1">
            <text:p>-0.9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2427">
            <text:p>SUERC-52427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89.0">
            <text:p>4789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7">
            <text:p>HAR-8977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280.0">
            <text:p>42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8">
            <text:p>2.08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5">
            <text:p>HAR-8975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3360.0">
            <text:p>33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26">
            <text:p>2.2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4">
            <text:p>HAR-8974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3280.0">
            <text:p>32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7">
            <text:p>2.3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3">
            <text:p>HAR-8973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330.0">
            <text:p>23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5">
            <text:p>2.7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21A">
            <text:p>IGS-21A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890.0">
            <text:p>12890.0</text:p>
          </table:table-cell>
          <table:table-cell office:value-type="float" office:value="360.0">
            <text:p>3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7">
            <text:p>15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21B">
            <text:p>IGS-21B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610.0">
            <text:p>12610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7">
            <text:p>15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4584">
            <text:p>SRR-4584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935.0">
            <text:p>69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4">
            <text:p>-2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OxA-22733">
            <text:p>OxA-22733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674.0">
            <text:p>4674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4087">
            <text:p>SUERC-54087</text:p>
          </table:table-cell>
          <table:table-cell office:value-type="float" office:value="55.25">
            <text:p>55.25</text:p>
          </table:table-cell>
          <table:table-cell office:value-type="float" office:value="-1.56">
            <text:p>-1.56</text:p>
          </table:table-cell>
          <table:table-cell office:value-type="float" office:value="5936.0">
            <text:p>5936.0</text:p>
          </table:table-cell>
          <table:table-cell office:value-type="float" office:value="26.0">
            <text:p>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4">
            <text:p>-1.54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50">
            <text:p>SRR-3850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945.0">
            <text:p>69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3">
            <text:p>-1.9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4">
            <text:p>UB-3904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359.0">
            <text:p>335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5">
            <text:p>UB-3905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2656.0">
            <text:p>2656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OxA-22732">
            <text:p>OxA-22732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5915.0">
            <text:p>5915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6">
            <text:p>UB-3906</text:p>
          </table:table-cell>
          <table:table-cell office:value-type="float" office:value="55.25">
            <text:p>55.25</text:p>
          </table:table-cell>
          <table:table-cell office:value-type="float" office:value="-1.55">
            <text:p>-1.55</text:p>
          </table:table-cell>
          <table:table-cell office:value-type="float" office:value="3405.0">
            <text:p>3405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7">
            <text:p>UB-3907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511.0">
            <text:p>3511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0,ShennanEtal2018">
            <text:p>Shenna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